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26ce" officeooo:paragraph-rsid="001526ce"/>
    </style:style>
    <style:style style:name="P2" style:family="paragraph" style:parent-style-name="Standard">
      <style:text-properties officeooo:rsid="001526ce" officeooo:paragraph-rsid="001526ce"/>
    </style:style>
    <style:style style:name="P3" style:family="paragraph" style:parent-style-name="Standard">
      <style:text-properties officeooo:rsid="00161c48" officeooo:paragraph-rsid="00161c48"/>
    </style:style>
    <style:style style:name="P4" style:family="paragraph" style:parent-style-name="Standard">
      <style:text-properties officeooo:rsid="0017312d" officeooo:paragraph-rsid="0017312d"/>
    </style:style>
    <style:style style:name="P5" style:family="paragraph" style:parent-style-name="Standard">
      <style:text-properties officeooo:rsid="0018a8e7" officeooo:paragraph-rsid="0018a8e7"/>
    </style:style>
    <style:style style:name="P6" style:family="paragraph" style:parent-style-name="Standard">
      <style:text-properties officeooo:rsid="001a0811" officeooo:paragraph-rsid="001a0811"/>
    </style:style>
    <style:style style:name="P7" style:family="paragraph" style:parent-style-name="Standard">
      <style:text-properties officeooo:rsid="001c3229" officeooo:paragraph-rsid="001c3229"/>
    </style:style>
    <style:style style:name="T1" style:family="text">
      <style:text-properties officeooo:rsid="0016fb6e"/>
    </style:style>
    <style:style style:name="T2" style:family="text">
      <style:text-properties officeooo:rsid="001a50da"/>
    </style:style>
    <style:style style:name="T3" style:family="text">
      <style:text-properties officeooo:rsid="001da4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osición Lyn</text:p>
      <text:p text:style-name="P1"/>
      <text:p text:style-name="P1">is the mobile phone used just to call people?</text:p>
      <text:p text:style-name="P1">Is there any brand that implements AI in his phones? </text:p>
      <text:p text:style-name="P1"/>
      <text:p text:style-name="P3">Exposición Gabriel</text:p>
      <text:p text:style-name="P3"/>
      <text:p text:style-name="P3">Do you like <text:span text:style-name="T1">shoes</text:span>?</text:p>
      <text:p text:style-name="P3">Do you have any Jordan<text:span text:style-name="T1">´s</text:span>? Whic<text:span text:style-name="T1">h</text:span> Model? <text:span text:style-name="T1">Jordan 1 and 4.</text:span></text:p>
      <text:p text:style-name="P3"/>
      <text:p text:style-name="P3"/>
      <text:p text:style-name="P3"/>
      <text:p text:style-name="P4">Erik</text:p>
      <text:p text:style-name="P4"/>
      <text:p text:style-name="P4">What do you think about the hight price of the Sneekers?</text:p>
      <text:p text:style-name="P5">Do you have a favourite collab with Sneekers?</text:p>
      <text:p text:style-name="P5"/>
      <text:p text:style-name="P6">Victor</text:p>
      <text:p text:style-name="P5"/>
      <text:p text:style-name="P6">Which Ibai´s event was your favourite? <text:span text:style-name="T2">The worlds (lol).</text:span></text:p>
      <text:p text:style-name="P6"/>
      <text:p text:style-name="P7">Maria</text:p>
      <text:p text:style-name="P7"/>
      <text:p text:style-name="P7">Do you know more latin words beside domotic?</text:p>
      <text:p text:style-name="P7">If you have to choose just one domotic device Which one would you rather have? <text:span text:style-name="T3">Personal assitan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1T16:31:20.717000000</meta:creation-date>
    <dc:date>2024-01-25T16:48:54.753000000</dc:date>
    <meta:editing-duration>PT47M10S</meta:editing-duration>
    <meta:editing-cycles>10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4" meta:word-count="94" meta:character-count="515" meta:non-whitespace-character-count="434"/>
  </office:meta>
</office:document-meta>
</file>